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535886"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8179615"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8179390"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8155839"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8173837"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8178914"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8168729"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8178308"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8181131"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8156066"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8162208"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8167754"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8186801"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8175076"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8157437"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8167835"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8162655"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59255"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8164114"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8172219"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8174644"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8179712"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61247"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8174541"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8171228"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8160733"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8166266"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8178431"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8186893"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74128"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8175098"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8168295"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8171609"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8185088"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8175003"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8156838"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80214"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8159904"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8186148"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8179065"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8165041"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8184096"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8173258"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84725"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8171665"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8158075"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8176396"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8157877"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8180759"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8160755"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74590"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8186216"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8166700"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8163153"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8162392"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85855"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8173143"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8182777"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8182735"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8184357"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56666"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8183223"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8173210"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8179357"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8185291"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1"/>
      <text:p text:style-name="P21"/>
      <text:p text:style-name="P21"/>
      <text:p text:style-name="P21"/>
      <text:p text:style-name="P21"/>
      <text:p text:style-name="P21"/>
      <text:list xml:id="list38187179"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ext:soft-page-break/>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ext:soft-page-break/>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text:soft-page-break/>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text:soft-page-break/>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text:soft-page-break/>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8155594"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ext:soft-page-break/>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soft-page-break/><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soft-page-break/><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text:soft-page-break/>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text:soft-page-break/>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soft-page-break/><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text:soft-page-break/>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soft-page-break/><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text:soft-page-break/>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text:soft-page-break/>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8180473"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1531829"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186128" text:continue-list="list38180473" text:style-name="WW8Num13">
        <text:list-item>
          <text:list>
            <text:list-item>
              <text:h text:style-name="P58" text:outline-level="2"><text:span text:style-name="T6">libcstl 2.1</text:span><text:span text:style-name="T3">改善</text:span></text:h>
            </text:list-item>
          </text:list>
        </text:list-item>
      </text:list>
      <text:list xml:id="list31538557"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text:soft-page-break/>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8169465" text:continue-list="list38186128" text:style-name="WW8Num13">
        <text:list-item>
          <text:list>
            <text:list-item>
              <text:h text:style-name="P58" text:outline-level="2"><text:span text:style-name="T6">libcstl 2.1</text:span><text:span text:style-name="T3">代码的优化</text:span></text:h>
            </text:list-item>
          </text:list>
        </text:list-item>
      </text:list>
      <text:list xml:id="list38167283" text:continue-list="list31538557"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text:soft-page-break/>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8172900" text:continue-list="list38169465" text:style-name="WW8Num13">
        <text:list-item>
          <text:h text:style-name="P50"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27T18:04:39.06</dc:date>
    <meta:editing-cycles>1844</meta:editing-cycles>
    <meta:editing-duration>PT445H42M33S</meta:editing-duration>
    <meta:generator>OpenOffice.org/3.2$Win32 OpenOffice.org_project/320m18$Build-9502</meta:generator>
    <dc:creator>Bo Wang</dc:creator>
    <meta:document-statistic meta:table-count="580" meta:image-count="41" meta:object-count="0" meta:page-count="252" meta:paragraph-count="7768" meta:word-count="63416" meta:character-count="236283"/>
  </office:meta>
</office:document-meta>
</file>